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PUCB_result_0817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PUCB</text:p>
          </table:table-cell>
          <table:table-cell office:value-type="string" calcext:value-type="string">
            <text:p>decomposed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296779157516" calcext:value-type="float">
            <text:p>0.0296779157516</text:p>
          </table:table-cell>
          <table:table-cell office:value-type="float" office:value="1337.89516680449" calcext:value-type="float">
            <text:p>1337.89516680449</text:p>
          </table:table-cell>
          <table:table-cell office:value-type="float" office:value="1348.73502373741" calcext:value-type="float">
            <text:p>1348.73502373741</text:p>
          </table:table-cell>
          <table:table-cell office:value-type="float" office:value="1351.20010630728" calcext:value-type="float">
            <text:p>1351.20010630728</text:p>
          </table:table-cell>
          <table:table-cell office:value-type="float" office:value="1383.92154833771" calcext:value-type="float">
            <text:p>1383.92154833771</text:p>
          </table:table-cell>
          <table:table-cell office:value-type="float" office:value="1385.30322943581" calcext:value-type="float">
            <text:p>1385.30322943581</text:p>
          </table:table-cell>
          <table:table-cell table:number-columns-repeated="2"/>
          <table:table-cell office:value-type="float" office:value="0.0296779157516" calcext:value-type="float">
            <text:p>0.0296779157516</text:p>
          </table:table-cell>
          <table:table-cell office:value-type="float" office:value="1302.16991056258" calcext:value-type="float">
            <text:p>1302.16991056258</text:p>
          </table:table-cell>
          <table:table-cell office:value-type="float" office:value="1326.62784202575" calcext:value-type="float">
            <text:p>1326.62784202575</text:p>
          </table:table-cell>
          <table:table-cell office:value-type="float" office:value="1325.2247665192" calcext:value-type="float">
            <text:p>1325.2247665192</text:p>
          </table:table-cell>
          <table:table-cell office:value-type="float" office:value="1309.4944161626" calcext:value-type="float">
            <text:p>1309.4944161626</text:p>
          </table:table-cell>
          <table:table-cell office:value-type="float" office:value="1359.87106274968" calcext:value-type="float">
            <text:p>1359.87106274968</text:p>
          </table:table-cell>
        </table:table-row>
        <table:table-row table:style-name="ro1">
          <table:table-cell office:value-type="float" office:value="0.074194789379" calcext:value-type="float">
            <text:p>0.074194789379</text:p>
          </table:table-cell>
          <table:table-cell office:value-type="float" office:value="1326.65920222509" calcext:value-type="float">
            <text:p>1326.65920222509</text:p>
          </table:table-cell>
          <table:table-cell office:value-type="float" office:value="1380.2940964493" calcext:value-type="float">
            <text:p>1380.2940964493</text:p>
          </table:table-cell>
          <table:table-cell office:value-type="float" office:value="1361.30153019104" calcext:value-type="float">
            <text:p>1361.30153019104</text:p>
          </table:table-cell>
          <table:table-cell office:value-type="float" office:value="1389.0736972646" calcext:value-type="float">
            <text:p>1389.0736972646</text:p>
          </table:table-cell>
          <table:table-cell office:value-type="float" office:value="1408.46143163961" calcext:value-type="float">
            <text:p>1408.46143163961</text:p>
          </table:table-cell>
          <table:table-cell table:number-columns-repeated="2"/>
          <table:table-cell office:value-type="float" office:value="0.074194789379" calcext:value-type="float">
            <text:p>0.074194789379</text:p>
          </table:table-cell>
          <table:table-cell office:value-type="float" office:value="1330.95064664639" calcext:value-type="float">
            <text:p>1330.95064664639</text:p>
          </table:table-cell>
          <table:table-cell office:value-type="float" office:value="1300.44291652383" calcext:value-type="float">
            <text:p>1300.44291652383</text:p>
          </table:table-cell>
          <table:table-cell office:value-type="float" office:value="1355.52884636785" calcext:value-type="float">
            <text:p>1355.52884636785</text:p>
          </table:table-cell>
          <table:table-cell office:value-type="float" office:value="1345.18398254219" calcext:value-type="float">
            <text:p>1345.18398254219</text:p>
          </table:table-cell>
          <table:table-cell office:value-type="float" office:value="1320.72047546063" calcext:value-type="float">
            <text:p>1320.72047546063</text:p>
          </table:table-cell>
        </table:table-row>
        <table:table-row table:style-name="ro1">
          <table:table-cell office:value-type="float" office:value="0.148389578758" calcext:value-type="float">
            <text:p>0.148389578758</text:p>
          </table:table-cell>
          <table:table-cell office:value-type="float" office:value="1341.30029873124" calcext:value-type="float">
            <text:p>1341.30029873124</text:p>
          </table:table-cell>
          <table:table-cell office:value-type="float" office:value="1383.29696145141" calcext:value-type="float">
            <text:p>1383.29696145141</text:p>
          </table:table-cell>
          <table:table-cell office:value-type="float" office:value="1346.67614254925" calcext:value-type="float">
            <text:p>1346.67614254925</text:p>
          </table:table-cell>
          <table:table-cell office:value-type="float" office:value="1348.14970056433" calcext:value-type="float">
            <text:p>1348.14970056433</text:p>
          </table:table-cell>
          <table:table-cell office:value-type="float" office:value="1370.21735572337" calcext:value-type="float">
            <text:p>1370.21735572337</text:p>
          </table:table-cell>
          <table:table-cell table:number-columns-repeated="2"/>
          <table:table-cell office:value-type="float" office:value="0.148389578758" calcext:value-type="float">
            <text:p>0.148389578758</text:p>
          </table:table-cell>
          <table:table-cell office:value-type="float" office:value="1331.12643899728" calcext:value-type="float">
            <text:p>1331.12643899728</text:p>
          </table:table-cell>
          <table:table-cell office:value-type="float" office:value="1338.34881401039" calcext:value-type="float">
            <text:p>1338.34881401039</text:p>
          </table:table-cell>
          <table:table-cell office:value-type="float" office:value="1350.10269322588" calcext:value-type="float">
            <text:p>1350.10269322588</text:p>
          </table:table-cell>
          <table:table-cell office:value-type="float" office:value="1368.85975682452" calcext:value-type="float">
            <text:p>1368.85975682452</text:p>
          </table:table-cell>
          <table:table-cell office:value-type="float" office:value="1353.40492081347" calcext:value-type="float">
            <text:p>1353.40492081347</text:p>
          </table:table-cell>
        </table:table-row>
        <table:table-row table:style-name="ro1">
          <table:table-cell office:value-type="float" office:value="0.296779157516" calcext:value-type="float">
            <text:p>0.296779157516</text:p>
          </table:table-cell>
          <table:table-cell office:value-type="float" office:value="1385.29450492112" calcext:value-type="float">
            <text:p>1385.29450492112</text:p>
          </table:table-cell>
          <table:table-cell office:value-type="float" office:value="1329.62289441498" calcext:value-type="float">
            <text:p>1329.62289441498</text:p>
          </table:table-cell>
          <table:table-cell office:value-type="float" office:value="1375.99683076704" calcext:value-type="float">
            <text:p>1375.99683076704</text:p>
          </table:table-cell>
          <table:table-cell office:value-type="float" office:value="1374.07125521864" calcext:value-type="float">
            <text:p>1374.07125521864</text:p>
          </table:table-cell>
          <table:table-cell office:value-type="float" office:value="1376.44755015069" calcext:value-type="float">
            <text:p>1376.44755015069</text:p>
          </table:table-cell>
          <table:table-cell table:number-columns-repeated="2"/>
          <table:table-cell office:value-type="float" office:value="0.296779157516" calcext:value-type="float">
            <text:p>0.296779157516</text:p>
          </table:table-cell>
          <table:table-cell office:value-type="float" office:value="1342.46417285278" calcext:value-type="float">
            <text:p>1342.46417285278</text:p>
          </table:table-cell>
          <table:table-cell office:value-type="float" office:value="1346.21209675457" calcext:value-type="float">
            <text:p>1346.21209675457</text:p>
          </table:table-cell>
          <table:table-cell office:value-type="float" office:value="1337.93750924435" calcext:value-type="float">
            <text:p>1337.93750924435</text:p>
          </table:table-cell>
          <table:table-cell office:value-type="float" office:value="1370.0601293641" calcext:value-type="float">
            <text:p>1370.0601293641</text:p>
          </table:table-cell>
          <table:table-cell office:value-type="float" office:value="1367.28229065017" calcext:value-type="float">
            <text:p>1367.28229065017</text:p>
          </table:table-cell>
        </table:table-row>
        <table:table-row table:style-name="ro1">
          <table:table-cell office:value-type="float" office:value="0.74194789379" calcext:value-type="float">
            <text:p>0.74194789379</text:p>
          </table:table-cell>
          <table:table-cell office:value-type="float" office:value="1347.26797805869" calcext:value-type="float">
            <text:p>1347.26797805869</text:p>
          </table:table-cell>
          <table:table-cell office:value-type="float" office:value="1343.99705081718" calcext:value-type="float">
            <text:p>1343.99705081718</text:p>
          </table:table-cell>
          <table:table-cell office:value-type="float" office:value="1377.11179665682" calcext:value-type="float">
            <text:p>1377.11179665682</text:p>
          </table:table-cell>
          <table:table-cell office:value-type="float" office:value="1344.15448236675" calcext:value-type="float">
            <text:p>1344.15448236675</text:p>
          </table:table-cell>
          <table:table-cell office:value-type="float" office:value="1392.24352933928" calcext:value-type="float">
            <text:p>1392.24352933928</text:p>
          </table:table-cell>
          <table:table-cell table:number-columns-repeated="2"/>
          <table:table-cell office:value-type="float" office:value="0.74194789379" calcext:value-type="float">
            <text:p>0.74194789379</text:p>
          </table:table-cell>
          <table:table-cell office:value-type="float" office:value="1348.01761402482" calcext:value-type="float">
            <text:p>1348.01761402482</text:p>
          </table:table-cell>
          <table:table-cell office:value-type="float" office:value="1362.49331168752" calcext:value-type="float">
            <text:p>1362.49331168752</text:p>
          </table:table-cell>
          <table:table-cell office:value-type="float" office:value="1393.4666268365" calcext:value-type="float">
            <text:p>1393.4666268365</text:p>
          </table:table-cell>
          <table:table-cell office:value-type="float" office:value="1347.17271656964" calcext:value-type="float">
            <text:p>1347.17271656964</text:p>
          </table:table-cell>
          <table:table-cell office:value-type="float" office:value="1339.38544003251" calcext:value-type="float">
            <text:p>1339.38544003251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B2:.F6])/3000" office:value-type="float" office:value="0.44221973407503" calcext:value-type="float">
            <text:p>0.44221973407503</text:p>
          </table:table-cell>
          <table:table-cell office:value-type="string" calcext:value-type="string">
            <text:p>average</text:p>
          </table:table-cell>
          <table:table-cell table:formula="of:=AVERAGE([.B2:.F6])/3000" office:value-type="float" office:value="0.454782578188308" calcext:value-type="float">
            <text:p>0.454782578188308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J2:.N6])/3000" office:value-type="float" office:value="0.43348097217461" calcext:value-type="float">
            <text:p>0.43348097217461</text:p>
          </table:table-cell>
          <table:table-cell office:value-type="string" calcext:value-type="string">
            <text:p>average</text:p>
          </table:table-cell>
          <table:table-cell table:formula="of:=AVERAGE([.J2:.N6])/3000" office:value-type="float" office:value="0.447633991965989" calcext:value-type="float">
            <text:p>0.447633991965989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linear synthetic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11:36:44.806903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7T11:40:05.210213769</dc:date>
    <meta:editing-duration>PT4M22S</meta:editing-duration>
    <meta:editing-cycles>3</meta:editing-cycles>
    <meta:generator>LibreOffice/6.0.3.2$Linux_X86_64 LibreOffice_project/00m0$Build-2</meta:generator>
    <meta:document-statistic meta:table-count="1" meta:cell-count="81" meta:object-count="0"/>
  </office:meta>
</office:document-meta>
</file>